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text:p text:style-name="P1">Le regard à nouveau dirigé vers les yeux sans vie de l'ours en peluche, Edward écouta d'une oreille distraite la réponse de Naoto. Une étrange lueur d'absence s'était installée au fond de ses pupilles émeraudes, seule manifestation visible de son incroyable faculté à se déconnecter progressivement de la réalité. Faculté sur laquelle il était bien en peine d'exercer une quelconque influence d'ailleurs. A ce moment précis, les quelques souvenirs qu'il avait d'avoir vu cette jeune femme défilaient dans son esprit sans qu'il ne puisse vraiment les filtrer, accaparant une bonne partie de sa maigre attention, tant et si bien qu'il rata une bonne partie du récit de la Seraph et ne rattrapa le train en marche que lorsque celle-ci fit une pause entre ses deux répliques.</text:p>
      <text:p text:style-name="Standard"/>
      <text:p text:style-name="Standard">-...Nous nous sommes déjà croisés plusieurs fois depuis le début de ton stage. </text:p>
      <text:p text:style-name="Standard"/>
      <text:p text:style-name="Standard">-Hum... ? Ah euh... Oui, je me souviens maintenant...</text:p>
      <text:p text:style-name="Standard"/>
      <text:p text:style-name="Standard">Pas facile de trouver quelque chose à ajouter lorsque l'on n'a rien écouté du reste de la tirade. Heureusement pour notre blondin, Naoto n'attendit pas de réponse de sa part pour enchaîner. Edward redoubla d'efforts pour essayer de se concentrer sur ce qu'elle lui disait. D'ordin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5T13:38:53.08</dc:date>
    <meta:editing-duration>PT2H25M56S</meta:editing-duration>
    <meta:editing-cycles>172</meta:editing-cycles>
    <meta:generator>OpenOffice/4.1.3$Win32 OpenOffice.org_project/413m1$Build-9783</meta:generator>
    <meta:document-statistic meta:table-count="0" meta:image-count="0" meta:object-count="0" meta:page-count="3" meta:paragraph-count="14" meta:word-count="1250" meta:character-count="7530"/>
  </office:meta>
</office:document-meta>
</file>